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NumberedList"/>
    <style:style style:name="P4" style:family="paragraph" style:parent-style-name="Text_20_body" style:list-style-name="OrgNumberedList">
      <style:text-properties officeooo:paragraph-rsid="0020616b"/>
    </style:style>
    <style:style style:name="P5" style:family="paragraph" style:parent-style-name="OrgFixedWidthBlock" style:list-style-name="OrgNumberedList"/>
    <style:style style:name="P6" style:family="paragraph" style:parent-style-name="OrgFixedWidthBlock" style:list-style-name="OrgNumberedList">
      <style:text-properties fo:font-size="7pt" style:font-size-asian="7pt" style:font-size-complex="7pt"/>
    </style:style>
    <style:style style:name="P7" style:family="paragraph" style:parent-style-name="OrgFixedWidthBlockLastLine" style:list-style-name="OrgNumberedList"/>
    <style:style style:name="P8" style:family="paragraph" style:parent-style-name="OrgFixedWidthBlockLastLine" style:list-style-name="OrgNumberedList">
      <style:text-properties fo:font-size="7pt" style:font-size-asian="7pt" style:font-size-complex="7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Accessing a DB though an EJB layer</text:title></text:p>
      <text:p text:style-name="OrgTitle"/>
      <text:p text:style-name="OrgSubtitle"><text:initial-creator>Daniele Santoro</text:initial-creator></text:p>
      <text:p text:style-name="OrgSubtitle"/>
      <text:p text:style-name="OrgSubtitle">18/10/2015</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Introduction</text:a></text:p>
          <text:p text:style-name="Contents_20_1"><text:a xlink:type="simple" xlink:href="#sec-2">2. Implementation</text:a></text:p>
          <text:p text:style-name="Contents_20_1"><text:a xlink:type="simple" xlink:href="#sec-3">3. Deployment</text:a></text:p>
          <text:p text:style-name="Contents_20_2"><text:a xlink:type="simple" xlink:href="#sec-3-1">3.1. Requirements</text:a></text:p>
          <text:p text:style-name="Contents_20_2"><text:a xlink:type="simple" xlink:href="#sec-3-2">3.2. Deploy &amp; Run</text:a></text:p>
          <text:p text:style-name="Contents_20_2"><text:a xlink:type="simple" xlink:href="#sec-3-3">3.3. Screen-shots</text:a></text:p>
          <text:p text:style-name="Contents_20_1"><text:a xlink:type="simple" xlink:href="#sec-4">4. Comments and notes</text:a></text:p>
          <text:p text:style-name="Contents_20_2"><text:a xlink:type="simple" xlink:href="#sec-4-1">4.1. Issues</text:a></text:p>
        </text:index-body>
      </text:table-of-content>
      <text:h text:style-name="Heading_20_1" text:outline-level="1"><text:bookmark-start text:name="OrgXref.sec-1"/><text:bookmark text:name="sec-1"/>Introduction <text:bookmark-end text:name="OrgXref.sec-1"/></text:h>
      <text:p text:style-name="Text_20_body">Code and documentation are present at this link: <text:a xlink:type="simple" xlink:href="https://github.com/acca/assignment3">https://github.com/acca/assignment3</text:a>. </text:p>
      <text:p text:style-name="Text_20_body">This application is in the domain of the web application that needs to retrieve features or functionality from a remote service. Indeed the application is composed by both <text:span text:style-name="Bold">client</text:span> and <text:span text:style-name="Bold">server</text:span> tiers. </text:p>
      <text:p text:style-name="Text_20_body">A simplified mapping into the real world of this application can be the follow: </text:p>
      <text:p text:style-name="Text_20_body"><text:span text:style-name="Emphasis">A user sell or buy stocks to/from an online market (it could be the stock market). While the user performs operations the prices of the goods changes in time because of other users interaction with the market. The prices of the stocks are then computed by a centralized server where all the suers perform business operations.</text:span> </text:p>
      <text:p text:style-name="Text_20_body">Following the above abstraction I've deployed: </text:p>
      <text:list xml:id="list2729247143644167930" text:style-name="OrgBulletedList">
        <text:list-item>
          <text:p text:style-name="P2"><text:span text:style-name="Bold">The client side</text:span>: A Standard Java application (SE) which manages the interaction with the user, while at the same time make use of services offered by the server tier to perform particular computations on the data passed to it. </text:p>
        </text:list-item>
        <text:list-item>
          <text:p text:style-name="P2"><text:span text:style-name="Bold">The server side</text:span>: An Enterprise Java application (EE) which return to the user the current price of a stock given the nominal price. </text:p>
        </text:list-item>
      </text:list>
      <text:h text:style-name="Heading_20_1" text:outline-level="1"><text:bookmark-start text:name="OrgXref.sec-2"/><text:bookmark text:name="sec-2"/>Implementation <text:bookmark-end text:name="OrgXref.sec-2"/></text:h>
      <text:p text:style-name="Text_20_body">The following components are the most important: </text:p>
      <text:list xml:id="list232846303948921" text:style-name="OrgBulletedList">
        <text:list-item>
          <text:p text:style-name="P2"><text:span text:style-name="Bold">TradeRemote.java</text:span>: This interface describes the behavior of the Trade.java EJB. This is important both in the client and in the server to let the framework generate automatically all the relevant classes responsible for the communication. </text:p>
        </text:list-item>
        <text:list-item>
          <text:p text:style-name="P2"><text:soft-page-break/><text:span text:style-name="Bold">Trade.java</text:span>: This class implements the above remote interface. This is a basically a stateless Java Bean which returns the current vaulue of a stock. It is called each time the current price for a stock is needed. It is present on the server, in particular deployed on a JBoss server instance on my computer. </text:p>
        </text:list-item>
        <text:list-item>
          <text:p text:style-name="P2"><text:span text:style-name="Bold">Derby DB</text:span>: An instance of Derby DB has been configured and installed in my computer in order to store persistent data. </text:p>
        </text:list-item>
        <text:list-item>
          <text:p text:style-name="P2"><text:span text:style-name="Bold">JBoss</text:span>: An instance of JBoss (WildFly) including not only the EE framework used by the server to expose the EJB but also a JNDI layer to let the client browse and find the relative service offered by the EJB. </text:p>
        </text:list-item>
        <text:list-item>
          <text:p text:style-name="P2"><text:span text:style-name="Bold">User.java</text:span>: Is the entity class which let me store data on the database automatically through Hibernate tool, using O.R.M. technology. </text:p>
        </text:list-item>
        <text:list-item>
          <text:p text:style-name="P2"><text:span text:style-name="Bold">Client.java</text:span>: Is the main class </text:p>
        </text:list-item>
      </text:list>
      <text:p text:style-name="Text_20_body">The following features are the most important: </text:p>
      <text:list xml:id="list232846008124355" text:style-name="OrgBulletedList">
        <text:list-item>
          <text:p text:style-name="P2"><text:span text:style-name="Bold">Sell/Buy</text:span>: As requested the user can buy or sell stocks from the client application. The client ask for the price of each stock to the server (10 independent requests) to get the current price and calculate the total price for the business operation. </text:p>
        </text:list-item>
        <text:list-item>
          <text:p text:style-name="P2"><text:span text:style-name="Bold">List all transactions</text:span>: This is an <text:span text:style-name="Bold">additional feature</text:span> which prints all the business transactions a used has performed on the market. This information is stored on the DB persistent layer. </text:p>
        </text:list-item>
        <text:list-item>
          <text:p text:style-name="P2"><text:span text:style-name="Bold">Maven build support</text:span>: I've first started developing without an automation tool and therefore including all the library by hand. The work started to be very complex in particular on the right choice of all the libraries needed. For these reason and also to allow a user to test quickly the application I've decided to deploy a Maven based project. </text:p>
        </text:list-item>
      </text:list>
      <text:h text:style-name="Heading_20_1" text:outline-level="1"><text:bookmark-start text:name="OrgXref.sec-3"/><text:bookmark text:name="sec-3"/>Deployment <text:bookmark-end text:name="OrgXref.sec-3"/></text:h>
      <text:p text:style-name="Text_20_body">In the assignment are present two Netbeans project: <text:span text:style-name="Emphasis">a3Client</text:span> and <text:span text:style-name="Emphasis">a3Server</text:span>. </text:p>
      <text:h text:style-name="Heading_20_2" text:outline-level="2"><text:bookmark-start text:name="OrgXref.sec-3-1"/><text:bookmark text:name="sec-3-1"/>Requirements <text:bookmark-end text:name="OrgXref.sec-3-1"/></text:h>
      <text:list xml:id="list7766659248623988551" text:style-name="OrgNumberedList">
        <text:list-item>
          <text:p text:style-name="P3">A JBoss AS must run and accept JNDI (http-remoting) connections on <text:span text:style-name="OrgCode">127.0.0.1:8080</text:span> </text:p>
        </text:list-item>
        <text:list-item>
          <text:p text:style-name="P3">A JBoss username (in the ApplicationRealm) with following credentials must be setup: </text:p>
          <text:p text:style-name="P5">Username: user</text:p>
          <text:p text:style-name="P7">Password: pw</text:p>
        </text:list-item>
        <text:list-item>
          <text:p text:style-name="P3">A Derby DB must run and accept connection on <text:span text:style-name="OrgCode">localhost:1527</text:span> </text:p>
        </text:list-item>
        <text:list-item>
          <text:p text:style-name="P3">This is not required but having the JBoss log open on another shell can be useful: </text:p>
          <text:p text:style-name="P5">cd $JBOSS_HOME/standalone/log</text:p>
          <text:p text:style-name="P7">tail -f server.log</text:p>
        </text:list-item>
      </text:list>
      <text:h text:style-name="Heading_20_2" text:outline-level="2"><text:bookmark-start text:name="OrgXref.sec-3-2"/><text:bookmark text:name="sec-3-2"/>Deploy &amp; Run <text:bookmark-end text:name="OrgXref.sec-3-2"/></text:h>
      <text:p text:style-name="Text_20_body">It is possible to run the application from inside Netbeans but the Maven plugin must be installed, otherwise follow these steps: </text:p>
      <text:list xml:id="list232847251666961" text:style-name="OrgNumberedList">
        <text:list-item>
          <text:p text:style-name="P3">Download the repository using git: </text:p>
          <text:p text:style-name="P7"><text:soft-page-break/>git clone https://github.com/acca/assignment3.git</text:p>
        </text:list-item>
        <text:list-item>
          <text:p text:style-name="P3">Move into the project main folder </text:p>
          <text:p text:style-name="P7">cd assignment3</text:p>
        </text:list-item>
        <text:list-item>
          <text:p text:style-name="P3">Build the EE application </text:p>
          <text:p text:style-name="P7">mvn install -f a3Server/</text:p>
          <text:p text:style-name="P3">Both a3Server-ejb and a3Server-ear should be deployed. If not run the command for each one: </text:p>
          <text:p text:style-name="P5">mvn install -f a3Server/a3Server-ejb</text:p>
          <text:p text:style-name="P7">mvn install -f a3Server/a3Server-ear</text:p>
        </text:list-item>
        <text:list-item>
          <text:p text:style-name="P3">Move the generated <text:span text:style-name="OrgCode">a3Server-ear-1.0-SNAPSHOT.ear.</text:span> file into the JBoss deployment folder </text:p>
          <text:p text:style-name="P7">cp a3Server/a3Server-ear/target/a3Server-ear-1.0-SNAPSHOT.ear $JBOSS_HOME/standalone/deployments/</text:p>
          <text:p text:style-name="P3">In the JBoss log you should see messages saying the application has been successfully deployed. </text:p>
        </text:list-item>
        <text:list-item>
          <text:p text:style-name="P3">Build and run the SE application </text:p>
          <text:p text:style-name="P7">mvn exec:java -f a3Client/</text:p>
        </text:list-item>
        <text:list-item>
          <text:p text:style-name="P3">Follow on-screen instructions and see the JBoss log </text:p>
        </text:list-item>
      </text:list>
      <text:h text:style-name="Heading_20_2" text:outline-level="2"><text:bookmark-start text:name="OrgXref.sec-3-3"/><text:bookmark text:name="sec-3-3"/>Screen-shots <text:bookmark-end text:name="OrgXref.sec-3-3"/></text:h>
      <text:list xml:id="list232847019550480" text:style-name="OrgNumberedList">
        <text:list-item>
          <text:p text:style-name="P3">Application output </text:p>
          <text:p text:style-name="P6"><text:s text:c="5"/>--&gt; Please tell me if you want to [S]ell, [B]uy, [L]ist transactions or [Q]uit: </text:p>
          <text:p text:style-name="P6">l</text:p>
          <text:p text:style-name="P6"><text:s text:c="5"/>List of all the oepration for user: 1</text:p>
          <text:p text:style-name="P6"><text:s text:c="5"/>Operation ID: 1 - Stocks: 50 - Money: 1000.0</text:p>
          <text:p text:style-name="P6">--&gt; Please tell me if you want to [S]ell, [B]uy, [L]ist transactions or [Q]uit: </text:p>
          <text:p text:style-name="P6">b</text:p>
          <text:p text:style-name="P6"><text:s text:c="5"/>User choose to buy. Default stocks amount is 10</text:p>
          <text:p text:style-name="P6"><text:s text:c="5"/>User status -&gt; Id: 1 - Money: 900.1 - Stocks: 60 - Last operation id: 2</text:p>
          <text:p text:style-name="P6">--&gt; Please tell me if you want to [S]ell, [B]uy, [L]ist transactions or [Q]uit: </text:p>
          <text:p text:style-name="P6">b</text:p>
          <text:p text:style-name="P6"><text:s text:c="5"/>User choose to buy. Default stocks amount is 10</text:p>
          <text:p text:style-name="P6"><text:s text:c="5"/>User status -&gt; Id: 1 - Money: 800.19995 - Stocks: 70 - Last operation id: 3</text:p>
          <text:p text:style-name="P6">--&gt; Please tell me if you want to [S]ell, [B]uy, [L]ist transactions or [Q]uit: </text:p>
          <text:p text:style-name="P6">b</text:p>
          <text:p text:style-name="P6"><text:s text:c="5"/>User choose to buy. Default stocks amount is 10</text:p>
          <text:p text:style-name="P6"><text:s text:c="5"/>User status -&gt; Id: 1 - Money: 701.39996 - Stocks: 80 - Last operation id: 4</text:p>
          <text:p text:style-name="P6">--&gt; Please tell me if you want to [S]ell, [B]uy, [L]ist transactions or [Q]uit: </text:p>
          <text:p text:style-name="P6">b</text:p>
          <text:p text:style-name="P6"><text:s text:c="5"/>User choose to buy. Default stocks amount is 10</text:p>
          <text:p text:style-name="P6"><text:s text:c="5"/>User status -&gt; Id: 1 - Money: 602.0 - Stocks: 90 - Last operation id: 5</text:p>
          <text:p text:style-name="P6">--&gt; Please tell me if you want to [S]ell, [B]uy, [L]ist transactions or [Q]uit: </text:p>
          <text:p text:style-name="P6">b</text:p>
          <text:p text:style-name="P6"><text:s text:c="5"/>User choose to buy. Default stocks amount is 10</text:p>
          <text:p text:style-name="P6"><text:s text:c="5"/>User status -&gt; Id: 1 - Money: 502.1 - Stocks: 100 - Last operation id: 6</text:p>
          <text:p text:style-name="P6">--&gt; Please tell me if you want to [S]ell, [B]uy, [L]ist transactions or [Q]uit: </text:p>
          <text:p text:style-name="P6">b</text:p>
          <text:p text:style-name="P6"><text:s text:c="5"/>User choose to buy. Default stocks amount is 10</text:p>
          <text:p text:style-name="P6"><text:s text:c="5"/>User status -&gt; Id: 1 - Money: 402.3 - Stocks: 110 - Last operation id: 7</text:p>
          <text:p text:style-name="P6">--&gt; Please tell me if you want to [S]ell, [B]uy, [L]ist transactions or [Q]uit: </text:p>
          <text:p text:style-name="P6">s</text:p>
          <text:p text:style-name="P6"><text:s text:c="5"/>User choose to sell. Default stocks amount is 10</text:p>
          <text:p text:style-name="P6"><text:s text:c="5"/>User status -&gt; Id: 1 - Money: 500.99997 - Stocks: 100 - Last operation id: 8</text:p>
          <text:p text:style-name="P6">--&gt; Please tell me if you want to [S]ell, [B]uy, [L]ist transactions or [Q]uit: </text:p>
          <text:p text:style-name="P6">s</text:p>
          <text:p text:style-name="P6"><text:s text:c="5"/>User choose to sell. Default stocks amount is 10</text:p>
          <text:p text:style-name="P6"><text:s text:c="5"/>User status -&gt; Id: 1 - Money: 600.19995 - Stocks: 90 - Last operation id: 9</text:p>
          <text:p text:style-name="P6">--&gt; Please tell me if you want to [S]ell, [B]uy, [L]ist transactions or [Q]uit: </text:p>
          <text:p text:style-name="P6">s</text:p>
          <text:p text:style-name="P6"><text:s text:c="5"/>User choose to sell. Default stocks amount is 10</text:p>
          <text:p text:style-name="P6"><text:soft-page-break/><text:s text:c="5"/>User status -&gt; Id: 1 - Money: 698.7999 - Stocks: 80 - Last operation id: 10</text:p>
          <text:p text:style-name="P6">--&gt; Please tell me if you want to [S]ell, [B]uy, [L]ist transactions or [Q]uit: </text:p>
          <text:p text:style-name="P6">s</text:p>
          <text:p text:style-name="P6"><text:s text:c="5"/>User choose to sell. Default stocks amount is 10</text:p>
          <text:p text:style-name="P6"><text:s text:c="5"/>User status -&gt; Id: 1 - Money: 799.69995 - Stocks: 70 - Last operation id: 11</text:p>
          <text:p text:style-name="P6">--&gt; Please tell me if you want to [S]ell, [B]uy, [L]ist transactions or [Q]uit: </text:p>
          <text:p text:style-name="P6"/>
          <text:p text:style-name="P6">l</text:p>
          <text:p text:style-name="P6"><text:s text:c="5"/>List of all the oepration for user: 1</text:p>
          <text:p text:style-name="P6"><text:s text:c="5"/>Operation ID: 1 - Stocks: 50 - Money: 1000.0</text:p>
          <text:p text:style-name="P6"><text:s text:c="5"/>Operation ID: 2 - Stocks: 60 - Money: 900.1</text:p>
          <text:p text:style-name="P6"><text:s text:c="5"/>Operation ID: 3 - Stocks: 70 - Money: 800.19995</text:p>
          <text:p text:style-name="P6"><text:s text:c="5"/>Operation ID: 4 - Stocks: 80 - Money: 701.39996</text:p>
          <text:p text:style-name="P6"><text:s text:c="5"/>Operation ID: 5 - Stocks: 90 - Money: 602.0</text:p>
          <text:p text:style-name="P6"><text:s text:c="5"/>Operation ID: 6 - Stocks: 100 - Money: 502.1</text:p>
          <text:p text:style-name="P6"><text:s text:c="5"/>Operation ID: 7 - Stocks: 110 - Money: 402.3</text:p>
          <text:p text:style-name="P6"><text:s text:c="5"/>Operation ID: 8 - Stocks: 100 - Money: 500.99997</text:p>
          <text:p text:style-name="P6"><text:s text:c="5"/>Operation ID: 9 - Stocks: 90 - Money: 600.19995</text:p>
          <text:p text:style-name="P6"><text:s text:c="5"/>Operation ID: 10 - Stocks: 80 - Money: 698.7999</text:p>
          <text:p text:style-name="P6"><text:s text:c="5"/>Operation ID: 11 - Stocks: 70 - Money: 799.69995</text:p>
          <text:p text:style-name="P6">--&gt; Please tell me if you want to [S]ell, [B]uy, [L]ist transactions or [Q]uit: </text:p>
          <text:p text:style-name="P6">q</text:p>
          <text:p text:style-name="P6">Quitting. Hope you had good business !!!</text:p>
          <text:p text:style-name="P6">--&gt; Please tell me if you want to [S]ell, [B]uy, [L]ist transactions or [Q]uit: </text:p>
          <text:p text:style-name="P6">[INFO] ------------------------------------------------------------------------</text:p>
          <text:p text:style-name="P6">[INFO] BUILD SUCCESS</text:p>
          <text:p text:style-name="P6">[INFO] ------------------------------------------------------------------------</text:p>
          <text:p text:style-name="P6">[INFO] Total time: 30.047 s</text:p>
          <text:p text:style-name="P6">[INFO] Finished at: 2015-10-18T21:00:02+02:00</text:p>
          <text:p text:style-name="P6">[INFO] Final Memory: 19M/309M</text:p>
          <text:p text:style-name="P8">[INFO] ------------------------------------------------------------------------</text:p>
        </text:list-item>
        <text:list-item>
          <text:p text:style-name="P3">Application output showing DB queries </text:p>
          <text:p text:style-name="P6"><text:s text:c="5"/>acca@sirio assignment3 $ mvn exec:java -f a3Client/pom.xml </text:p>
          <text:p text:style-name="P6">[INFO] Scanning for projects...</text:p>
          <text:p text:style-name="P6">[INFO] <text:s text:c="72"/></text:p>
          <text:p text:style-name="P6">[INFO] ------------------------------------------------------------------------</text:p>
          <text:p text:style-name="P6">[INFO] Building a3Client 1.0-SNAPSHOT</text:p>
          <text:p text:style-name="P6">[INFO] ------------------------------------------------------------------------</text:p>
          <text:p text:style-name="P6">[INFO] </text:p>
          <text:p text:style-name="P6">[INFO] &gt;&gt;&gt; exec-maven-plugin:1.2.1:java (default-cli) &gt; validate @ a3Client &gt;&gt;&gt;</text:p>
          <text:p text:style-name="P6">[INFO] </text:p>
          <text:p text:style-name="P6">[INFO] &lt;&lt;&lt; exec-maven-plugin:1.2.1:java (default-cli) &lt; validate @ a3Client &lt;&lt;&lt;</text:p>
          <text:p text:style-name="P6">[INFO] </text:p>
          <text:p text:style-name="P6">[INFO] --- exec-maven-plugin:1.2.1:java (default-cli) @ a3Client ---</text:p>
          <text:p text:style-name="P6">Oct 18, 2015 8:38:01 PM org.xnio.Xnio &lt;clinit&gt;</text:p>
          <text:p text:style-name="P6">INFO: XNIO version 3.2.0.Final</text:p>
          <text:p text:style-name="P6">Oct 18, 2015 8:38:01 PM org.xnio.nio.NioXnio &lt;clinit&gt;</text:p>
          <text:p text:style-name="P6">INFO: XNIO NIO Implementation Version 3.2.0.Final</text:p>
          <text:p text:style-name="P6">Oct 18, 2015 8:38:01 PM org.jboss.remoting3.EndpointImpl &lt;clinit&gt;</text:p>
          <text:p text:style-name="P6">INFO: JBoss Remoting version 4.0.0.Final</text:p>
          <text:p text:style-name="P6">Oct 18, 2015 8:38:01 PM org.jboss.ejb.client.remoting.VersionReceiver handleMessage</text:p>
          <text:p text:style-name="P6">INFO: EJBCLIENT000017: Received server version 2 and marshalling strategies [river]</text:p>
          <text:p text:style-name="P6">Oct 18, 2015 8:38:01 PM org.jboss.ejb.client.remoting.RemotingConnectionEJBReceiver associate</text:p>
          <text:p text:style-name="P6">INFO: EJBCLIENT000013: Successful version handshake completed for receiver context EJBReceiverContext{clientContext=org.jboss.ejb.client.EJBClientContext@12bdeac1, receiver=Remoting connection EJB receiver [connection=Remoting connection &lt;4207a4d8&gt;,channel=jboss.ejb,nodename=sirio]} on channel Channel ID ad3ba15c (outbound) of Remoting connection 23c23a06 to localhost/127.0.0.1:8080</text:p>
          <text:p text:style-name="P6">Oct 18, 2015 8:38:01 PM org.jboss.ejb.client.EJBClient &lt;clinit&gt;</text:p>
          <text:p text:style-name="P6">INFO: JBoss EJB Client version 2.0.0.Final</text:p>
          <text:p text:style-name="P6">Oct 18, 2015 8:38:02 PM org.hibernate.annotations.common.reflection.java.JavaReflectionManager &lt;clinit&gt;</text:p>
          <text:p text:style-name="P6">INFO: HCANN000001: Hibernate Commons Annotations {4.0.4.Final}</text:p>
          <text:p text:style-name="P6">Oct 18, 2015 8:38:02 PM org.hibernate.Version logVersion</text:p>
          <text:p text:style-name="P6">INFO: HHH000412: Hibernate Core {4.0.1.Final}</text:p>
          <text:p text:style-name="P6">Oct 18, 2015 8:38:02 PM org.hibernate.cfg.Environment &lt;clinit&gt;</text:p>
          <text:p text:style-name="P6">INFO: HHH000206: hibernate.properties not found</text:p>
          <text:p text:style-name="P6">Oct 18, 2015 8:38:02 PM org.hibernate.cfg.Environment buildBytecodeProvider</text:p>
          <text:p text:style-name="P6">INFO: HHH000021: Bytecode provider name : javassist</text:p>
          <text:p text:style-name="P6">Oct 18, 2015 8:38:02 PM org.hibernate.cfg.Configuration configure</text:p>
          <text:p text:style-name="P6">INFO: HHH000043: Configuring from resource: /hibernate.cfg.xml</text:p>
          <text:p text:style-name="P6">Oct 18, 2015 8:38:02 PM org.hibernate.cfg.Configuration getConfigurationInputStream</text:p>
          <text:p text:style-name="P6">INFO: HHH000040: Configuration resource: /hibernate.cfg.xml</text:p>
          <text:p text:style-name="P6">Oct 18, 2015 8:38:02 PM org.hibernate.cfg.Configuration addResource</text:p>
          <text:p text:style-name="P6">INFO: HHH000221: Reading mappings from resource: User.hbm.xml</text:p>
          <text:p text:style-name="P6">Oct 18, 2015 8:38:03 PM org.hibernate.cfg.Configuration doConfigure</text:p>
          <text:p text:style-name="P6">INFO: HHH000041: Configured SessionFactory: null</text:p>
          <text:p text:style-name="P6">Oct 18, 2015 8:38:03 PM org.hibernate.service.jdbc.connections.internal.DriverManagerConnectionProviderImpl configure</text:p>
          <text:p text:style-name="P6">INFO: HHH000402: Using Hibernate built-in connection pool (not for production use!)</text:p>
          <text:p text:style-name="P6">Oct 18, 2015 8:38:03 PM org.hibernate.service.jdbc.connections.internal.DriverManagerConnectionProviderImpl configure</text:p>
          <text:p text:style-name="P6">INFO: HHH000115: Hibernate connection pool size: 20</text:p>
          <text:p text:style-name="P6">Oct 18, 2015 8:38:03 PM org.hibernate.service.jdbc.connections.internal.DriverManagerConnectionProviderImpl configure</text:p>
          <text:p text:style-name="P6">INFO: HHH000006: Autocommit mode: false</text:p>
          <text:p text:style-name="P6"><text:soft-page-break/>Oct 18, 2015 8:38:03 PM org.hibernate.service.jdbc.connections.internal.DriverManagerConnectionProviderImpl configure</text:p>
          <text:p text:style-name="P6">INFO: HHH000401: using driver [org.apache.derby.jdbc.ClientDriver] at URL [jdbc:derby://localhost:1527/a3clientdb;create=true]</text:p>
          <text:p text:style-name="P6">Oct 18, 2015 8:38:03 PM org.hibernate.service.jdbc.connections.internal.DriverManagerConnectionProviderImpl configure</text:p>
          <text:p text:style-name="P6">INFO: HHH000046: Connection properties: {}</text:p>
          <text:p text:style-name="P6">Oct 18, 2015 8:38:03 PM org.hibernate.dialect.Dialect &lt;init&gt;</text:p>
          <text:p text:style-name="P6">INFO: HHH000400: Using dialect: org.hibernate.dialect.DerbyDialect</text:p>
          <text:p text:style-name="P6">Oct 18, 2015 8:38:03 PM org.hibernate.dialect.DerbyDialect &lt;init&gt;</text:p>
          <text:p text:style-name="P6">WARN: HHH000430: The DerbyDialect dialect has been deprecated; use one of the version-specific dialects instead</text:p>
          <text:p text:style-name="P6">Oct 18, 2015 8:38:03 PM org.hibernate.engine.transaction.internal.TransactionFactoryInitiator initiateService</text:p>
          <text:p text:style-name="P6">INFO: HHH000399: Using default transaction strategy (direct JDBC transactions)</text:p>
          <text:p text:style-name="P6">Oct 18, 2015 8:38:03 PM org.hibernate.hql.internal.ast.ASTQueryTranslatorFactory &lt;init&gt;</text:p>
          <text:p text:style-name="P6">INFO: HHH000397: Using ASTQueryTranslatorFactory</text:p>
          <text:p text:style-name="P6">Oct 18, 2015 8:38:03 PM org.hibernate.tool.hbm2ddl.SchemaExport execute</text:p>
          <text:p text:style-name="P6">INFO: HHH000227: Running hbm2ddl schema export</text:p>
          <text:p text:style-name="P6">Hibernate: drop table USERS</text:p>
          <text:p text:style-name="P6">Hibernate: create table USERS (USER_IDOP bigint not null, USER_MONEY float, USER_STOCKS integer, USER_ID bigint, primary key (USER_IDOP))</text:p>
          <text:p text:style-name="P6">Oct 18, 2015 8:38:03 PM org.hibernate.tool.hbm2ddl.SchemaExport execute</text:p>
          <text:p text:style-name="P6">INFO: HHH000230: Schema export complete</text:p>
          <text:p text:style-name="P6">Hibernate: select max(USER_IDOP) from USERS</text:p>
          <text:p text:style-name="P6">Hibernate: select user0_.USER_IDOP as USER1_0_, user0_.USER_MONEY as USER2_0_, user0_.USER_STOCKS as USER3_0_, user0_.USER_ID as USER4_0_ from USERS user0_ where user0_.USER_ID=1</text:p>
          <text:p text:style-name="P6">Hibernate: insert into USERS (USER_MONEY, USER_STOCKS, USER_ID, USER_IDOP) values (?, ?, ?, ?)</text:p>
          <text:p text:style-name="P6">--&gt; Please tell me if you want to [S]ell, [B]uy, [L]ist transactions or [Q]uit: </text:p>
          <text:p text:style-name="P6">s</text:p>
          <text:p text:style-name="P6">--&gt; Please tell me if you want to [S]ell, [B]uy, [L]ist transactions or [Q]uit: </text:p>
          <text:p text:style-name="P6"><text:s text:c="5"/>User choose to sell. Default stocks amount is 10</text:p>
          <text:p text:style-name="P6">Hibernate: select user0_.USER_IDOP as USER1_0_, user0_.USER_MONEY as USER2_0_, user0_.USER_STOCKS as USER3_0_, user0_.USER_ID as USER4_0_ from USERS user0_ where user0_.USER_ID=1</text:p>
          <text:p text:style-name="P6">Hibernate: insert into USERS (USER_MONEY, USER_STOCKS, USER_ID, USER_IDOP) values (?, ?, ?, ?)</text:p>
          <text:p text:style-name="P6"><text:s text:c="5"/>it.unitn.dsantoro.a3client.User[ id=1 ]money: 1101.2 stocks: 40</text:p>
          <text:p text:style-name="P6">s</text:p>
          <text:p text:style-name="P6">--&gt; Please tell me if you want to [S]ell, [B]uy, [L]ist transactions or [Q]uit: </text:p>
          <text:p text:style-name="P6"><text:s text:c="5"/>User choose to sell. Default stocks amount is 10</text:p>
          <text:p text:style-name="P6">Hibernate: select user0_.USER_IDOP as USER1_0_, user0_.USER_MONEY as USER2_0_, user0_.USER_STOCKS as USER3_0_, user0_.USER_ID as USER4_0_ from USERS user0_ where user0_.USER_ID=1</text:p>
          <text:p text:style-name="P6">Hibernate: insert into USERS (USER_MONEY, USER_STOCKS, USER_ID, USER_IDOP) values (?, ?, ?, ?)</text:p>
          <text:p text:style-name="P6"><text:s text:c="5"/>it.unitn.dsantoro.a3client.User[ id=1 ]money: 1203.0 stocks: 30</text:p>
          <text:p text:style-name="P6">b</text:p>
          <text:p text:style-name="P6">--&gt; Please tell me if you want to [S]ell, [B]uy, [L]ist transactions or [Q]uit: </text:p>
          <text:p text:style-name="P6"><text:s text:c="5"/>User choose to buy. Default stocks amount is 10</text:p>
          <text:p text:style-name="P6">Hibernate: select user0_.USER_IDOP as USER1_0_, user0_.USER_MONEY as USER2_0_, user0_.USER_STOCKS as USER3_0_, user0_.USER_ID as USER4_0_ from USERS user0_ where user0_.USER_ID=1</text:p>
          <text:p text:style-name="P6">Hibernate: insert into USERS (USER_MONEY, USER_STOCKS, USER_ID, USER_IDOP) values (?, ?, ?, ?)</text:p>
          <text:p text:style-name="P6"><text:s text:c="5"/>it.unitn.dsantoro.a3client.User[ id=1 ]money: 1102.2 stocks: 40</text:p>
          <text:p text:style-name="P6">b</text:p>
          <text:p text:style-name="P6">--&gt; Please tell me if you want to [S]ell, [B]uy, [L]ist transactions or [Q]uit: </text:p>
          <text:p text:style-name="P6"><text:s text:c="5"/>User choose to buy. Default stocks amount is 10</text:p>
          <text:p text:style-name="P6">Hibernate: select user0_.USER_IDOP as USER1_0_, user0_.USER_MONEY as USER2_0_, user0_.USER_STOCKS as USER3_0_, user0_.USER_ID as USER4_0_ from USERS user0_ where user0_.USER_ID=1</text:p>
          <text:p text:style-name="P6">Hibernate: insert into USERS (USER_MONEY, USER_STOCKS, USER_ID, USER_IDOP) values (?, ?, ?, ?)</text:p>
          <text:p text:style-name="P6"><text:s text:c="5"/>it.unitn.dsantoro.a3client.User[ id=1 ]money: 1002.39996 stocks: 50</text:p>
          <text:p text:style-name="P6">l</text:p>
          <text:p text:style-name="P6">--&gt; Please tell me if you want to [S]ell, [B]uy, [L]ist transactions or [Q]uit: </text:p>
          <text:p text:style-name="P6"><text:s text:c="5"/>List of all the oepration for user: 1</text:p>
          <text:p text:style-name="P6">Hibernate: select user0_.USER_IDOP as USER1_0_, user0_.USER_MONEY as USER2_0_, user0_.USER_STOCKS as USER3_0_, user0_.USER_ID as USER4_0_ from USERS user0_ where user0_.USER_ID=1</text:p>
          <text:p text:style-name="P6"><text:s text:c="5"/>Operation ID: 1 - Stocks: 50 - Money: 1000.0</text:p>
          <text:p text:style-name="P6"><text:s text:c="5"/>Operation ID: 2 - Stocks: 40 - Money: 1101.2</text:p>
          <text:p text:style-name="P6"><text:s text:c="5"/>Operation ID: 3 - Stocks: 30 - Money: 1203.0</text:p>
          <text:p text:style-name="P6"><text:s text:c="5"/>Operation ID: 4 - Stocks: 40 - Money: 1102.2</text:p>
          <text:p text:style-name="P6"><text:s text:c="5"/>Operation ID: 5 - Stocks: 50 - Money: 1002.39996</text:p>
          <text:p text:style-name="P6">q</text:p>
          <text:p text:style-name="P6">--&gt; Please tell me if you want to [S]ell, [B]uy, [L]ist transactions or [Q]uit: </text:p>
          <text:p text:style-name="P6">Quitting. Hope you had good business !!!</text:p>
          <text:p text:style-name="P6">[INFO] ------------------------------------------------------------------------</text:p>
          <text:p text:style-name="P6">[INFO] BUILD SUCCESS</text:p>
          <text:p text:style-name="P6">[INFO] ------------------------------------------------------------------------</text:p>
          <text:p text:style-name="P6">[INFO] Total time: 01:03 min</text:p>
          <text:p text:style-name="P6">[INFO] Finished at: 2015-10-18T20:39:04+02:00</text:p>
          <text:p text:style-name="P6">[INFO] Final Memory: 12M/203M</text:p>
          <text:p text:style-name="P6">[INFO] ------------------------------------------------------------------------</text:p>
          <text:p text:style-name="P8">Oct 18, 2015 8:39:04 PM org.jboss.naming.remote.protocol.v1.RemoteNamingStoreV1$MessageReceiver handleEnd</text:p>
        </text:list-item>
        <text:list-item>
          <text:p text:style-name="P3">JBoss AS log file </text:p>
          <text:p text:style-name="P6">....</text:p>
          <text:p text:style-name="P6">2015-10-18 15:28:35,606 INFO <text:s/>[org.jboss.weld.deployer] (MSC service thread 1-3) WFLYWELD0003: Processing <text:soft-page-break/>weld deployment a3Server-ejb-1.0-SNAPSHOT.jar</text:p>
          <text:p text:style-name="P6">2015-10-18 15:28:35,607 INFO <text:s/>[org.jboss.as.ejb3.deployment.processors.EjbJndiBindingsDeploymentUnitProcessor] (MSC service thread 1-3) JNDI bindings for session bean named Trade in deployment unit subdeployment "a3Server-ejb-1.0-SNAPSHOT.jar" of deployment "a3Server-ear-1.0-SNAPSHOT.ear" are as follows:</text:p>
          <text:p text:style-name="P6"/>
          <text:p text:style-name="P6"><text:s text:c="5"/>java:global/a3Server-ear-1.0-SNAPSHOT/a3Server-ejb-1.0-SNAPSHOT/Trade!it.unitn.dsantoro.a3server.TradeRemote</text:p>
          <text:p text:style-name="P6"><text:s text:c="5"/>java:app/a3Server-ejb-1.0-SNAPSHOT/Trade!it.unitn.dsantoro.a3server.TradeRemote</text:p>
          <text:p text:style-name="P6"><text:s text:c="5"/>java:module/Trade!it.unitn.dsantoro.a3server.TradeRemote</text:p>
          <text:p text:style-name="P6"><text:s text:c="5"/>java:jboss/exported/a3Server-ear-1.0-SNAPSHOT/a3Server-ejb-1.0-SNAPSHOT/Trade!it.unitn.dsantoro.a3server.TradeRemote</text:p>
          <text:p text:style-name="P6"><text:s text:c="5"/>java:global/a3Server-ear-1.0-SNAPSHOT/a3Server-ejb-1.0-SNAPSHOT/Trade</text:p>
          <text:p text:style-name="P6"><text:s text:c="5"/>java:app/a3Server-ejb-1.0-SNAPSHOT/Trade</text:p>
          <text:p text:style-name="P6"><text:s text:c="5"/>java:module/Trade</text:p>
          <text:p text:style-name="P6"/>
          <text:p text:style-name="P6">2015-10-18 15:28:35,608 INFO <text:s/>[org.jboss.weld.deployer] (MSC service thread 1-8) WFLYWELD0006: Starting Services for CDI deployment: a3Server-ear-1.0-SNAPSHOT.ear</text:p>
          <text:p text:style-name="P6">2015-10-18 15:28:35,609 INFO <text:s/>[org.jboss.weld.deployer] (MSC service thread 1-1) WFLYWELD0009: Starting weld service for deployment a3Server-ear-1.0-SNAPSHOT.ear</text:p>
          <text:p text:style-name="P6">2015-10-18 15:28:35,701 INFO <text:s/>[org.jboss.as.server] (DeploymentScanner-threads - 2) WFLYSRV0016: Replaced deployment "a3Server-ear-1.0-SNAPSHOT.ear" with deployment "a3Server-ear-1.0-SNAPSHOT.ear"</text:p>
          <text:p text:style-name="P6">....</text:p>
          <text:p text:style-name="P6">2015-10-18 20:59:49,067 INFO <text:s/>[stdout] (EJB default - 1) --- Converting stock nominalValue to currentValue ---</text:p>
          <text:p text:style-name="P6">2015-10-18 20:59:49,067 INFO <text:s/>[stdout] (EJB default - 1) Stock nominal value: 10.0</text:p>
          <text:p text:style-name="P6">2015-10-18 20:59:49,067 INFO <text:s/>[stdout] (EJB default - 1) Percentage applied: 1.0073289</text:p>
          <text:p text:style-name="P6">2015-10-18 20:59:49,067 INFO <text:s/>[stdout] (EJB default - 1) Stock current value: 10.0</text:p>
          <text:p text:style-name="P6">2015-10-18 20:59:49,068 INFO <text:s/>[stdout] (EJB default - 2) --- Converting stock nominalValue to currentValue ---</text:p>
          <text:p text:style-name="P6">2015-10-18 20:59:49,068 INFO <text:s/>[stdout] (EJB default - 2) Stock nominal value: 10.0</text:p>
          <text:p text:style-name="P6">2015-10-18 20:59:49,069 INFO <text:s/>[stdout] (EJB default - 2) Percentage applied: 0.98975426</text:p>
          <text:p text:style-name="P6">2015-10-18 20:59:49,069 INFO <text:s/>[stdout] (EJB default - 2) Stock current value: 9.8</text:p>
          <text:p text:style-name="P6">2015-10-18 20:59:49,731 INFO <text:s/>[stdout] (EJB default - 3) --- Converting stock nominalValue to currentValue ---</text:p>
          <text:p text:style-name="P6">2015-10-18 20:59:49,731 INFO <text:s/>[stdout] (EJB default - 3) Stock nominal value: 10.0</text:p>
          <text:p text:style-name="P6">2015-10-18 20:59:49,731 INFO <text:s/>[stdout] (EJB default - 3) Percentage applied: 1.0113412</text:p>
          <text:p text:style-name="P6">2015-10-18 20:59:49,731 INFO <text:s/>[stdout] (EJB default - 3) Stock current value: 10.1</text:p>
          <text:p text:style-name="P6">2015-10-18 20:59:49,732 INFO <text:s/>[stdout] (EJB default - 4) --- Converting stock nominalValue to currentValue ---</text:p>
          <text:p text:style-name="P6">2015-10-18 20:59:49,732 INFO <text:s/>[stdout] (EJB default - 4) Stock nominal value: 10.0</text:p>
          <text:p text:style-name="P6">2015-10-18 20:59:49,732 INFO <text:s/>[stdout] (EJB default - 4) Percentage applied: 0.9807118</text:p>
          <text:p text:style-name="P6">2015-10-18 20:59:49,732 INFO <text:s/>[stdout] (EJB default - 4) Stock current value: 9.8</text:p>
          <text:p text:style-name="P6">2015-10-18 20:59:49,734 INFO <text:s/>[stdout] (EJB default - 5) --- Converting stock nominalValue to currentValue ---</text:p>
          <text:p text:style-name="P6">2015-10-18 20:59:49,734 INFO <text:s/>[stdout] (EJB default - 5) Stock nominal value: 10.0</text:p>
          <text:p text:style-name="P6">2015-10-18 20:59:49,734 INFO <text:s/>[stdout] (EJB default - 5) Percentage applied: 1.0232465</text:p>
          <text:p text:style-name="P6">2015-10-18 20:59:49,734 INFO <text:s/>[stdout] (EJB default - 5) Stock current value: 10.2</text:p>
          <text:p text:style-name="P6">2015-10-18 20:59:49,735 INFO <text:s/>[stdout] (EJB default - 6) --- Converting stock nominalValue to currentValue ---</text:p>
          <text:p text:style-name="P6">2015-10-18 20:59:49,735 INFO <text:s/>[stdout] (EJB default - 6) Stock nominal value: 10.0</text:p>
          <text:p text:style-name="P6">2015-10-18 20:59:49,735 INFO <text:s/>[stdout] (EJB default - 6) Percentage applied: 1.0339323</text:p>
          <text:p text:style-name="P6">2015-10-18 20:59:49,735 INFO <text:s/>[stdout] (EJB default - 6) Stock current value: 10.3</text:p>
          <text:p text:style-name="P6">2015-10-18 20:59:49,736 INFO <text:s/>[stdout] (EJB default - 7) --- Converting stock nominalValue to currentValue ---</text:p>
          <text:p text:style-name="P6">2015-10-18 20:59:49,736 INFO <text:s/>[stdout] (EJB default - 7) Stock nominal value: 10.0</text:p>
          <text:p text:style-name="P6">2015-10-18 20:59:49,736 INFO <text:s/>[stdout] (EJB default - 7) Percentage applied: 1.0370677</text:p>
          <text:p text:style-name="P6">2015-10-18 20:59:49,736 INFO <text:s/>[stdout] (EJB default - 7) Stock current value: 10.3</text:p>
          <text:p text:style-name="P6">2015-10-18 20:59:49,737 INFO <text:s/>[stdout] (EJB default - 8) --- Converting stock nominalValue to currentValue ---</text:p>
          <text:p text:style-name="P6">2015-10-18 20:59:49,737 INFO <text:s/>[stdout] (EJB default - 8) Stock nominal value: 10.0</text:p>
          <text:p text:style-name="P6">2015-10-18 20:59:49,737 INFO <text:s/>[stdout] (EJB default - 8) Percentage applied: 1.0367454</text:p>
          <text:p text:style-name="P6">2015-10-18 20:59:49,737 INFO <text:s/>[stdout] (EJB default - 8) Stock current value: 10.3</text:p>
          <text:p text:style-name="P6">2015-10-18 20:59:49,738 INFO <text:s/>[stdout] (EJB default - 9) --- Converting stock nominalValue to currentValue ---</text:p>
          <text:p text:style-name="P6">2015-10-18 20:59:49,738 INFO <text:s/>[stdout] (EJB default - 9) Stock nominal value: 10.0</text:p>
          <text:p text:style-name="P6">2015-10-18 20:59:49,738 INFO <text:s/>[stdout] (EJB default - 9) Percentage applied: 0.96721834</text:p>
          <text:p text:style-name="P6">2015-10-18 20:59:49,738 INFO <text:s/>[stdout] (EJB default - 9) Stock current value: 9.6</text:p>
          <text:p text:style-name="P6">2015-10-18 20:59:49,739 INFO <text:s/>[stdout] (EJB default - 10) --- Converting stock nominalValue to currentValue ---</text:p>
          <text:p text:style-name="P6">2015-10-18 20:59:49,739 INFO <text:s/>[stdout] (EJB default - 10) Stock nominal value: 10.0</text:p>
          <text:p text:style-name="P6">2015-10-18 20:59:49,739 INFO <text:s/>[stdout] (EJB default - 10) Percentage applied: 1.0393243</text:p>
          <text:p text:style-name="P6">2015-10-18 20:59:49,739 INFO <text:s/>[stdout] (EJB default - 10) Stock current value: 10.3</text:p>
          <text:p text:style-name="P6">2015-10-18 20:59:49,740 INFO <text:s/>[stdout] (EJB default - 1) --- Converting stock nominalValue to currentValue ---</text:p>
          <text:p text:style-name="P6">2015-10-18 20:59:49,740 INFO <text:s/>[stdout] (EJB default - 1) Stock nominal value: 10.0</text:p>
          <text:p text:style-name="P6">2015-10-18 20:59:49,740 INFO <text:s/>[stdout] (EJB default - 1) Percentage applied: 0.9981717</text:p>
          <text:p text:style-name="P6">2015-10-18 20:59:49,740 INFO <text:s/>[stdout] (EJB default - 1) Stock current value: 9.9</text:p>
          <text:p text:style-name="P6">2015-10-18 20:59:49,743 INFO <text:s/>[stdout] (EJB default - 2) --- Converting stock nominalValue to currentValue ---</text:p>
          <text:p text:style-name="P6">2015-10-18 20:59:49,743 INFO <text:s/>[stdout] (EJB default - 2) Stock nominal value: 10.0</text:p>
          <text:p text:style-name="P6">2015-10-18 20:59:49,743 INFO <text:s/>[stdout] (EJB default - 2) Percentage applied: 1.0155833</text:p>
          <text:p text:style-name="P8">2015-10-18 20:59:49,743 INFO <text:s/>[stdout] (EJB default - 2) Stock current value: 10.1</text:p>
        </text:list-item>
      </text:list>
      <text:h text:style-name="Heading_20_1" text:outline-level="1"><text:bookmark-start text:name="OrgXref.sec-4"/><text:bookmark text:name="sec-4"/><text:soft-page-break/>Comments and notes <text:bookmark-end text:name="OrgXref.sec-4"/></text:h>
      <text:p text:style-name="Text_20_body">Building this application takes a considerable time in order to setup and develop all the components. In particular most of the effort can be attributed to the deployment and configuration of the external boxes like: Derby database, JBoss AS, JNDI naming configuration and finding the right libraries to use in respect to the current version of framework involved. I've encountered many issues, which have been solved browsing the web and looking for solutions. Some of them are summarized in the below section. </text:p>
      <text:h text:style-name="Heading_20_2" text:outline-level="2"><text:bookmark-start text:name="OrgXref.sec-4-1"/><text:bookmark text:name="sec-4-1"/>Issues <text:bookmark-end text:name="OrgXref.sec-4-1"/></text:h>
      <text:list xml:id="list232847074282969" text:style-name="OrgNumberedList">
        <text:list-item>
          <text:p text:style-name="P3"><text:span text:style-name="Bold">Setting and connecting to JNDI using properties</text:span> </text:p>
          <text:p text:style-name="P4">For WildFly 9.0.1 the URL provided in the slides was not working, I've solved after many tests using <text:span text:style-name="OrgCode">http-remoting://127.0.0.1:8080</text:span>. Seems that WildFly does not listen on default port 1099 and 4447, since also <text:span text:style-name="OrgCode">telnet 127.0.0.1 TESTED_PORT</text:span> was unreachable. Also other properties int the below references was needed to perform the connection. <text:line-break/><text:line-break/>Resources: </text:p>
          <text:list text:style-name="OrgBulletedList">
            <text:list-item>
              <text:p text:style-name="P2"><text:a xlink:type="simple" xlink:href="http://stackoverflow.com/questions/24452075/wildfly-remote-ejb-invocation">http://stackoverflow.com/questions/24452075/wildfly-remote-ejb-invocation</text:a> </text:p>
            </text:list-item>
            <text:list-item>
              <text:p text:style-name="P2"><text:a xlink:type="simple" xlink:href="https://docs.jboss.org/author/display/AS72/EJB+invocations+from+a+remote+server+instance">https://docs.jboss.org/author/display/AS72/EJB+invocations+from+a+remote+server+instance</text:a> </text:p>
            </text:list-item>
          </text:list>
        </text:list-item>
        <text:list-item>
          <text:p text:style-name="P3">WildFly Application Server - plugin does not stop the JBoss server </text:p>
          <text:p text:style-name="P3">Resources: </text:p>
          <text:list text:style-name="OrgBulletedList">
            <text:list-item>
              <text:p text:style-name="P2"><text:a xlink:type="simple" xlink:href="http://stackoverflow.com/questions/30768143/wildfly-9-0-0-and-netbeans-8-0-2">http://stackoverflow.com/questions/30768143/wildfly-9-0-0-and-netbeans-8-0-2</text:a> </text:p>
            </text:list-item>
            <text:list-item>
              <text:p text:style-name="P2"><text:a xlink:type="simple" xlink:href="https://community.jboss.org/wiki/WildFly8SetupInNetBeans80RC1OnWindows">https://community.jboss.org/wiki/WildFly8SetupInNetBeans80RC1OnWindows</text:a> </text:p>
            </text:list-item>
          </text:list>
        </text:list-item>
        <text:list-item>
          <text:p text:style-name="P3"><text:span text:style-name="Bold"><text:span text:style-name="OrgCode">javaee-api.jar</text:span></text:span><text:span text:style-name="Bold"> from NetBeans libraries not working</text:span> </text:p>
          <text:p text:style-name="P3">Error: </text:p>
          <text:p text:style-name="P7">Exception in thread "main" java.lang.ClassFormatError: Absent Code attribute in method that is not native or abstract in class file javax/transaction/SystemException...</text:p>
          <text:p text:style-name="P3">I've solved using the maven dependency. Resources: </text:p>
          <text:list text:style-name="OrgBulletedList">
            <text:list-item>
              <text:p text:style-name="P2"><text:a xlink:type="simple" xlink:href="http://stackoverflow.com/questions/15386950/classformaterror-absent-code-attribute-in-method-that-is-not-native-or-abstract">http://stackoverflow.com/questions/15386950/classformaterror-absent-code-attribute-in-method-that-is-not-native-or-abstract</text:a> </text:p>
            </text:list-item>
          </text:list>
        </text:list-item>
        <text:list-item>
          <text:p text:style-name="P3"><text:span text:style-name="Bold">Again JNDI properties settings issue</text:span> </text:p>
          <text:p text:style-name="P3">Error: </text:p>
          <text:p text:style-name="P7">Exception in thread "main" java.lang.IllegalStateException: EJBCLIENT000025: No EJB receiver available for handling [appName:a3Server, moduleName:a3Server-ejb, distinctName:] combination for invocation context org.jboss.ejb.client.EJBClientInvocationContext@527740a2</text:p>
          <text:p text:style-name="P3">Resources: </text:p>
          <text:list text:style-name="OrgBulletedList">
            <text:list-item>
              <text:p text:style-name="P2"><text:a xlink:type="simple" xlink:href="https://developer.jboss.org/thread/199457">https://developer.jboss.org/thread/199457</text:a> </text:p>
            </text:list-item>
            <text:list-item>
              <text:p text:style-name="P2"><text:soft-page-break/>Same link in 1) </text:p>
            </text:list-item>
          </text:list>
        </text:list-item>
        <text:list-item>
          <text:p text:style-name="P3"><text:span text:style-name="Bold">Missing library</text:span> </text:p>
          <text:p text:style-name="P3">Error: </text:p>
          <text:p text:style-name="P7">Exception in thread "main" javax.naming.NoInitialContextException: Cannot instantiate class: org.jboss.naming.remote.client.InitialContextFactory [Root exception is java.lang.ClassNotFoundException: org.jboss.naming.remote.client.InitialContextFactory]</text:p>
          <text:p text:style-name="P3">Solved using this Maven dependency: </text:p>
          <text:p text:style-name="P5">&lt;dependency&gt;</text:p>
          <text:p text:style-name="P5">&lt;groupId&gt;org.wildfly&lt;/groupId&gt;</text:p>
          <text:p text:style-name="P5">&lt;artifactId&gt;wildfly-ejb-client-bom&lt;/artifactId&gt;</text:p>
          <text:p text:style-name="P5">&lt;version&gt;8.0.0.Final&lt;/version&gt;</text:p>
          <text:p text:style-name="P5">&lt;type&gt;pom&lt;/type&gt;</text:p>
          <text:p text:style-name="P7">&lt;/dependency&gt;</text:p>
          <text:p text:style-name="P3">Resources: </text:p>
          <text:list text:style-name="OrgBulletedList">
            <text:list-item>
              <text:p text:style-name="P2"><text:a xlink:type="simple" xlink:href="https://docs.jboss.org/author/display/WFLY8/Remote+JNDI+Reference+Update+Draft">https://docs.jboss.org/author/display/WFLY8/Remote+JNDI+Reference+Update+Draft</text:a> </text:p>
            </text:list-item>
          </text:list>
        </text:list-item>
        <text:list-item>
          <text:p text:style-name="P3"><text:span text:style-name="Bold">Repeated deployment during development</text:span> </text:p>
        </text:list-item>
      </text:list>
      <text:p text:style-name="Text_20_body">I've found very annoying the continuous copy of the .ear package on the Application Server while developing to test it. Maybe the IDE can be configured to automatize this process but I didn't look deeper into th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style:paragraph-properties fo:background-color="#c0c0c0" fo:padding="0.0193in" fo:border="0.51pt solid #000000" style:shadow="none">
        <style:background-image/>
      </style:paragraph-properties>
    </style:style>
    <style:style style:name="OrgFixedWidthBlock" style:family="paragraph" style:parent-style-name="Preformatted_20_Text">
      <style:paragraph-properties fo:background-color="#c0c0c0" fo:padding="0.0193in" fo:border="0.51pt solid #000000" style:shadow="none">
        <style:background-image/>
      </style:paragraph-properties>
    </style:style>
    <style:style style:name="OrgFixedWidthBlockLastLine" style:family="paragraph" style:parent-style-name="OrgFixedWidthBlock">
      <style:paragraph-properties fo:margin-top="0in" fo:margin-bottom="0.0827in" style:contextual-spacing="false"/>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draw:shadow-opacity="100%">
        <style:background-image/>
      </style:graphic-properties>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draw:shadow-opacity="100%">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svg:x="0in" svg:y="0in" fo:margin-top="0in" fo:margin-bottom="0in" style:vertical-pos="middle" style:vertical-rel="paragraph-content" style:horizontal-pos="from-left" style:horizontal-rel="paragraph-content"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26pt solid #000000" style:shadow="none" draw:shadow-opacity="100%">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8</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Daniele Santoro</dc:creator>
    <meta:initial-creator>Daniele Santoro</meta:initial-creator>
    <dc:date>2015-10-18T23:43:01.696385000</dc:date>
    <meta:creation-date>2015-10-18T23:28:43</meta:creation-date>
    <meta:generator>LibreOffice/4.2.8.2$MacOSX_x86 LibreOffice_project/48d50dbfc06349262c9d50868e5c1f630a573ebd</meta:generator>
    <meta:keyword>nil</meta:keyword>
    <dc:subject>nil</dc:subject>
    <dc:title>Accessing a DB though an EJB layer</dc:title>
    <meta:editing-duration>P0D</meta:editing-duration>
    <meta:editing-cycles>3</meta:editing-cycles>
    <meta:document-statistic meta:table-count="0" meta:image-count="0" meta:object-count="0" meta:page-count="8" meta:paragraph-count="347" meta:word-count="3276" meta:character-count="25090" meta:non-whitespace-character-count="21714"/>
  </office:meta>
</office:document-meta>
</file>